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Caveat" svg:font-family="Cave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color="#980000" loext:opacity="100%" fo:font-size="12pt" style:font-size-asian="12pt" style:font-size-complex="12pt"/>
    </style:style>
    <style:style style:name="P8" style:family="paragraph" style:parent-style-name="Standard">
      <style:paragraph-properties fo:text-align="justify" style:justify-single-word="false"/>
      <style:text-properties fo:color="#980000" loext:opacity="100%" fo:font-size="12pt" fo:font-style="italic" style:font-size-asian="12pt" style:font-style-asian="italic" style:font-size-complex="12pt"/>
    </style:style>
    <style:style style:name="P9" style:family="paragraph" style:parent-style-name="Standard">
      <style:paragraph-properties fo:text-align="justify" style:justify-single-word="false"/>
      <style:text-properties fo:color="#980000" loext:opacity="100%" fo:font-size="12pt" fo:font-style="italic" style:text-underline-style="solid" style:text-underline-width="auto" style:text-underline-color="font-color" style:font-size-asian="12pt" style:font-style-asian="italic" style:font-size-complex="12pt"/>
    </style:style>
    <style:style style:name="P10" style:family="paragraph" style:parent-style-name="Standard">
      <style:text-properties fo:color="#980000" loext:opacity="100%" fo:font-style="italic" style:font-style-asian="italic"/>
    </style:style>
    <style:style style:name="P11" style:family="paragraph" style:parent-style-name="Standard">
      <style:paragraph-properties fo:text-align="justify" style:justify-single-word="false"/>
      <style:text-properties fo:color="#980000" loext:opacity="100%" fo:font-style="italic" style:font-style-asian="italic"/>
    </style:style>
    <style:style style:name="P12" style:family="paragraph" style:parent-style-name="Title">
      <style:paragraph-properties fo:break-before="pag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align="justify" style:justify-single-word="false" fo:text-indent="0in" style:auto-text-indent="false"/>
    </style:style>
    <style:style style:name="P15"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16" style:family="paragraph" style:parent-style-name="Standard">
      <style:paragraph-properties fo:margin-left="0.5in" fo:margin-right="0in" fo:text-align="justify" style:justify-single-word="false" fo:text-indent="0in" style:auto-text-indent="false"/>
      <style:text-properties fo:color="#980000" loext:opacity="100%" fo:font-size="12pt" fo:font-style="italic" style:font-size-asian="12pt" style:font-style-asian="italic" style:font-size-complex="12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justify" style:justify-single-word="false" fo:text-indent="0in" style:auto-text-indent="false"/>
      <style:text-properties fo:color="#980000" loext:opacity="100%" fo:font-size="12pt" fo:font-style="italic" style:font-size-asian="12pt" style:font-style-asian="italic" style:font-size-complex="12pt"/>
    </style:style>
    <style:style style:name="P19" style:family="paragraph" style:parent-style-name="Standard">
      <style:paragraph-properties fo:margin-left="0in" fo:margin-right="0in" fo:text-align="justify" style:justify-single-word="false" fo:text-indent="0in" style:auto-text-indent="false"/>
      <style:text-properties fo:color="#980000" loext:opacity="100%" fo:font-size="12pt" fo:font-style="italic" style:text-underline-style="solid" style:text-underline-width="auto" style:text-underline-color="font-color" style:font-size-asian="12pt" style:font-style-asian="italic" style:font-size-complex="12pt"/>
    </style:style>
    <style:style style:name="P20" style:family="paragraph" style:parent-style-name="Standard">
      <style:paragraph-properties fo:margin-left="0in" fo:margin-right="0in" fo:text-indent="0in" style:auto-text-indent="false"/>
      <style:text-properties fo:color="#980000" loext:opacity="100%" fo:font-style="italic" style:font-style-asian="italic"/>
    </style:style>
    <style:style style:name="P21" style:family="paragraph" style:parent-style-name="Standard">
      <style:paragraph-properties fo:margin-left="0in" fo:margin-right="0in" fo:text-align="justify" style:justify-single-word="false" fo:text-indent="0in" style:auto-text-indent="false"/>
      <style:text-properties fo:color="#980000" loext:opacity="100%" fo:font-style="italic" style:font-style-asian="italic"/>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1in" fo:margin-right="0in" fo:text-indent="0in" style:auto-text-indent="false"/>
    </style:style>
    <style:style style:name="P24" style:family="paragraph" style:parent-style-name="Standard">
      <style:paragraph-properties fo:margin-left="1in" fo:margin-right="0in" fo:text-indent="0in" style:auto-text-indent="false"/>
      <style:text-properties fo:color="#980000" loext:opacity="100%" fo:font-style="italic" style:font-style-asian="italic"/>
    </style:style>
    <style:style style:name="P25" style:family="paragraph" style:parent-style-name="Title">
      <style:paragraph-properties fo:text-align="justify" style:justify-single-word="false"/>
    </style:style>
    <style:style style:name="P26" style:family="paragraph" style:parent-style-name="Standard" style:master-page-name="Standard">
      <style:paragraph-properties fo:text-align="justify" style:justify-single-word="false" style:page-number="1"/>
    </style:style>
    <style:style style:name="P27"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28" style:family="paragraph" style:parent-style-name="Standard">
      <style:paragraph-properties fo:text-align="justify" style:justify-single-word="false" fo:break-before="page"/>
      <style:text-properties fo:color="#980000" loext:opacity="100%" fo:font-size="12pt" fo:font-style="italic" style:font-size-asian="12pt" style:font-style-asian="italic" style:font-size-complex="12pt"/>
    </style:style>
    <style:style style:name="P29" style:family="paragraph" style:parent-style-name="Standard">
      <style:paragraph-properties fo:text-align="justify" style:justify-single-word="false" fo:break-before="page"/>
      <style:text-properties fo:color="#980000" loext:opacity="100%" fo:font-style="italic" style:font-style-asian="italic"/>
    </style:style>
    <style:style style:name="P30"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1" style:family="paragraph" style:parent-style-name="Standard">
      <style:paragraph-properties fo:text-align="justify" style:justify-single-word="false"/>
      <style:text-properties fo:color="#980000" loext:opacity="100%" fo:font-size="12pt" fo:font-style="italic" style:font-size-asian="12pt" style:font-style-asian="italic" style:font-size-complex="12pt"/>
    </style:style>
    <style:style style:name="P32" style:family="paragraph" style:parent-style-name="Standard">
      <style:paragraph-properties fo:text-align="justify" style:justify-single-word="false"/>
      <style:text-properties fo:color="#980000" loext:opacity="100%" fo:font-size="12pt" fo:font-style="italic" style:text-underline-style="solid" style:text-underline-width="auto" style:text-underline-color="font-color" style:font-size-asian="12pt" style:font-style-asian="italic" style:font-size-complex="12pt"/>
    </style:style>
    <style:style style:name="P33" style:family="paragraph" style:parent-style-name="Standard">
      <style:text-properties fo:color="#980000" loext:opacity="100%" fo:font-style="italic" style:font-style-asian="italic"/>
    </style:style>
    <style:style style:name="P34" style:family="paragraph" style:parent-style-name="Standard">
      <style:paragraph-properties fo:text-align="justify" style:justify-single-word="false"/>
      <style:text-properties fo:color="#980000" loext:opacity="100%" fo:font-style="italic" style:font-style-asian="italic"/>
    </style:style>
    <style:style style:name="P35" style:family="paragraph" style:parent-style-name="Standard">
      <style:paragraph-properties fo:text-align="justify" style:justify-single-word="false"/>
    </style:style>
    <style:style style:name="P36" style:family="paragraph" style:parent-style-name="Standard" style:list-style-name="WWNum11">
      <style:paragraph-properties fo:margin-left="0.5in" fo:margin-right="0in" fo:text-align="justify" style:justify-single-word="false" fo:text-indent="-0.25in" style:auto-text-indent="false"/>
      <style:text-properties fo:font-size="12pt" fo:font-style="italic" fo:font-weight="bold" style:font-size-asian="12pt" style:font-style-asian="italic" style:font-weight-asian="bold" style:font-size-complex="12pt"/>
    </style:style>
    <style:style style:name="P37" style:family="paragraph" style:parent-style-name="Standard" style:list-style-name="WWNum1">
      <style:paragraph-properties fo:margin-left="0.5in" fo:margin-right="0in" fo:text-align="justify" style:justify-single-word="false" fo:text-indent="-0.25in" style:auto-text-indent="false"/>
      <style:text-properties fo:font-size="12pt" fo:font-style="italic" fo:font-weight="bold" style:font-size-asian="12pt" style:font-style-asian="italic" style:font-weight-asian="bold" style:font-size-complex="12pt"/>
    </style:style>
    <style:style style:name="P38" style:family="paragraph" style:parent-style-name="Standard" style:list-style-name="WWNum11">
      <style:paragraph-properties fo:margin-left="0.5in" fo:margin-right="0in" fo:text-indent="-0.25in" style:auto-text-indent="false"/>
      <style:text-properties fo:font-style="italic" fo:font-weight="bold" style:font-style-asian="italic" style:font-weight-asian="bold"/>
    </style:style>
    <style:style style:name="P39" style:family="paragraph" style:parent-style-name="Standard" style:list-style-name="WWNum1">
      <style:paragraph-properties fo:margin-left="0.5in" fo:margin-right="0in" fo:text-indent="-0.25in" style:auto-text-indent="false"/>
      <style:text-properties fo:font-style="italic" fo:font-weight="bold" style:font-style-asian="italic" style:font-weight-asian="bold"/>
    </style:style>
    <style:style style:name="P40" style:family="paragraph" style:parent-style-name="Standard" style:list-style-name="WWNum14">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1" style:family="paragraph" style:parent-style-name="Standard" style:list-style-name="WWNum6">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2" style:family="paragraph" style:parent-style-name="Standard" style:list-style-name="WWNum3">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3" style:family="paragraph" style:parent-style-name="Standard" style:list-style-name="WWNum15">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4" style:family="paragraph" style:parent-style-name="Standard" style:list-style-name="WWNum5">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5" style:family="paragraph" style:parent-style-name="Standard" style:list-style-name="WWNum17">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6" style:family="paragraph" style:parent-style-name="Standard" style:list-style-name="WWNum13">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7" style:family="paragraph" style:parent-style-name="Standard" style:list-style-name="WWNum16">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8" style:family="paragraph" style:parent-style-name="Standard" style:list-style-name="WWNum18">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49" style:family="paragraph" style:parent-style-name="Standard" style:list-style-name="WWNum8">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50" style:family="paragraph" style:parent-style-name="Standard" style:list-style-name="WWNum12">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51" style:family="paragraph" style:parent-style-name="Standard" style:list-style-name="WWNum4">
      <style:paragraph-properties fo:margin-left="0.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52" style:family="paragraph" style:parent-style-name="Standard" style:list-style-name="WWNum2">
      <style:paragraph-properties fo:margin-left="0.5in" fo:margin-right="0in" fo:text-align="justify" style:justify-single-word="false" fo:text-indent="-0.25in" style:auto-text-indent="false"/>
      <style:text-properties fo:color="#980000" loext:opacity="100%" fo:font-style="italic" style:font-style-asian="italic"/>
    </style:style>
    <style:style style:name="P53" style:family="paragraph" style:parent-style-name="Standard" style:list-style-name="WWNum9">
      <style:paragraph-properties fo:margin-left="0.5in" fo:margin-right="0in" fo:text-align="justify" style:justify-single-word="false" fo:text-indent="-0.25in" style:auto-text-indent="false"/>
      <style:text-properties fo:color="#980000" loext:opacity="100%" fo:font-style="italic" style:font-style-asian="italic"/>
    </style:style>
    <style:style style:name="P54" style:family="paragraph" style:parent-style-name="Standard" style:list-style-name="WWNum2">
      <style:paragraph-properties fo:margin-left="0.5in" fo:margin-right="0in" fo:text-indent="-0.25in" style:auto-text-indent="false"/>
      <style:text-properties fo:color="#980000" loext:opacity="100%" fo:font-style="italic" style:font-style-asian="italic"/>
    </style:style>
    <style:style style:name="P55" style:family="paragraph" style:parent-style-name="Standard" style:list-style-name="WWNum9">
      <style:paragraph-properties fo:margin-left="0.5in" fo:margin-right="0in" fo:text-indent="-0.25in" style:auto-text-indent="false"/>
      <style:text-properties fo:color="#980000" loext:opacity="100%" fo:font-style="italic" style:font-style-asian="italic"/>
    </style:style>
    <style:style style:name="P56" style:family="paragraph" style:parent-style-name="Standard" style:list-style-name="WWNum10">
      <style:paragraph-properties fo:margin-left="1in" fo:margin-right="0in" fo:text-align="justify" style:justify-single-word="false" fo:text-indent="-0.25in" style:auto-text-indent="false"/>
      <style:text-properties fo:font-size="12pt" style:font-size-asian="12pt" style:font-size-complex="12pt"/>
    </style:style>
    <style:style style:name="P57" style:family="paragraph" style:parent-style-name="Standard" style:list-style-name="WWNum10">
      <style:paragraph-properties fo:margin-left="1in" fo:margin-right="0in" fo:text-indent="-0.25in" style:auto-text-indent="false"/>
    </style:style>
    <style:style style:name="P58" style:family="paragraph" style:parent-style-name="Standard" style:list-style-name="WWNum10">
      <style:paragraph-properties fo:margin-left="1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59" style:family="paragraph" style:parent-style-name="Standard" style:list-style-name="WWNum4">
      <style:paragraph-properties fo:margin-left="1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60" style:family="paragraph" style:parent-style-name="Standard" style:list-style-name="WWNum7">
      <style:paragraph-properties fo:margin-left="1in" fo:margin-right="0in" fo:text-align="justify" style:justify-single-word="false" fo:text-indent="-0.25in" style:auto-text-indent="false"/>
      <style:text-properties fo:color="#980000" loext:opacity="100%" fo:font-style="italic" style:font-style-asian="italic"/>
    </style:style>
    <style:style style:name="P61" style:family="paragraph" style:parent-style-name="Standard" style:list-style-name="WWNum9">
      <style:paragraph-properties fo:margin-left="1in" fo:margin-right="0in" fo:text-align="justify" style:justify-single-word="false" fo:text-indent="-0.25in" style:auto-text-indent="false"/>
      <style:text-properties fo:color="#980000" loext:opacity="100%" fo:font-style="italic" style:font-style-asian="italic"/>
    </style:style>
    <style:style style:name="P62" style:family="paragraph" style:parent-style-name="Standard" style:list-style-name="WWNum7">
      <style:paragraph-properties fo:margin-left="1in" fo:margin-right="0in" fo:text-indent="-0.25in" style:auto-text-indent="false"/>
      <style:text-properties fo:color="#980000" loext:opacity="100%" fo:font-style="italic" style:font-style-asian="italic"/>
    </style:style>
    <style:style style:name="P63" style:family="paragraph" style:parent-style-name="Standard" style:list-style-name="WWNum9">
      <style:paragraph-properties fo:margin-left="1in" fo:margin-right="0in" fo:text-indent="-0.25in" style:auto-text-indent="false"/>
      <style:text-properties fo:color="#980000" loext:opacity="100%" fo:font-style="italic" style:font-style-asian="italic"/>
    </style:style>
    <style:style style:name="P64" style:family="paragraph" style:parent-style-name="Standard" style:list-style-name="WWNum2">
      <style:paragraph-properties fo:margin-left="1in" fo:margin-right="0in" fo:text-indent="-0.25in" style:auto-text-indent="false"/>
      <style:text-properties fo:color="#980000" loext:opacity="100%" fo:font-style="italic" style:font-style-asian="italic"/>
    </style:style>
    <style:style style:name="P65" style:family="paragraph" style:parent-style-name="Standard">
      <style:paragraph-properties fo:margin-left="0in" fo:margin-right="0in" fo:text-align="justify" style:justify-single-word="false" fo:text-indent="0in" style:auto-text-indent="false"/>
      <style:text-properties fo:color="#980000" loext:opacity="100%" fo:font-size="12pt" fo:font-style="italic" style:text-underline-style="solid" style:text-underline-width="auto" style:text-underline-color="font-color" style:font-size-asian="12pt" style:font-style-asian="italic" style:font-size-complex="12pt"/>
    </style:style>
    <style:style style:name="P66" style:family="paragraph" style:parent-style-name="Standard">
      <style:paragraph-properties fo:margin-left="0in" fo:margin-right="0in" fo:text-indent="0in" style:auto-text-indent="false"/>
      <style:text-properties fo:color="#980000" loext:opacity="100%" fo:font-style="italic" style:font-style-asian="italic"/>
    </style:style>
    <style:style style:name="P67" style:family="paragraph" style:parent-style-name="Standard" style:list-style-name="WWNum4">
      <style:paragraph-properties fo:margin-left="1.5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68" style:family="paragraph" style:parent-style-name="Standard" style:list-style-name="WWNum4">
      <style:paragraph-properties fo:margin-left="2in" fo:margin-right="0in" fo:text-align="justify" style:justify-single-word="false" fo:text-indent="-0.25in" style:auto-text-indent="false"/>
      <style:text-properties fo:color="#980000" loext:opacity="100%" fo:font-size="12pt" fo:font-style="italic" style:font-size-asian="12pt" style:font-style-asian="italic" style:font-size-complex="12pt"/>
    </style:style>
    <style:style style:name="P69" style:family="paragraph">
      <loext:graphic-properties draw:fill="solid" draw:fill-color="#a0a0a0"/>
      <style:paragraph-properties fo:text-align="center"/>
    </style:style>
    <style:style style:name="T1" style:family="text">
      <style:text-properties fo:font-size="33pt" style:font-size-asian="33pt" style:font-size-complex="33pt"/>
    </style:style>
    <style:style style:name="T2" style:family="text">
      <style:text-properties style:font-name="Caveat" fo:font-size="33pt" style:font-name-asian="Caveat1" style:font-size-asian="33pt" style:font-name-complex="Caveat1" style:font-size-complex="33pt"/>
    </style:style>
    <style:style style:name="T3" style:family="text">
      <style:text-properties fo:font-size="14pt"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fo:color="#980000" loext:opacity="100%" fo:font-size="12pt" fo:font-style="italic" style:font-size-asian="12pt" style:font-style-asian="italic" style:font-size-complex="12pt"/>
    </style:style>
    <style:style style:name="T6" style:family="text">
      <style:text-properties fo:color="#274e13" loext:opacity="100%" fo:font-size="12pt" fo:font-style="italic" style:font-size-asian="12pt" style:font-style-asian="italic" style:font-size-complex="12pt"/>
    </style:style>
    <style:style style:name="T7" style:family="text">
      <style:text-properties fo:color="#1c4587" loext:opacity="100%" fo:font-size="12pt" fo:font-style="italic" style:font-size-asian="12pt" style:font-style-asian="italic" style:font-size-complex="12pt"/>
    </style:style>
    <style:style style:name="T8" style:family="text">
      <style:text-properties fo:color="#b45f06" loext:opacity="100%" fo:font-size="12pt" fo:font-style="italic" style:font-size-asian="12pt" style:font-style-asian="italic" style:font-size-complex="12pt"/>
    </style:style>
    <style:style style:name="T9" style:family="text">
      <style:text-properties fo:color="#1155cc" loext:opacity="100%" fo:font-size="12pt" fo:font-style="italic" style:font-size-asian="12pt" style:font-style-asian="italic" style:font-size-complex="12pt"/>
    </style:style>
    <style:style style:name="T10" style:family="text">
      <style:text-properties fo:color="#1155cc" loext:opacity="100%" fo:font-size="12pt" fo:font-style="italic" style:text-underline-style="solid" style:text-underline-width="auto" style:text-underline-color="font-color" style:font-size-asian="12pt" style:font-style-asian="italic" style:font-size-complex="12pt"/>
    </style:style>
    <style:style style:name="T11" style:family="text">
      <style:text-properties fo:color="#0b5394" loext:opacity="100%" fo:font-size="12pt" fo:font-style="italic" style:font-size-asian="12pt" style:font-style-asian="italic"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3">Universidade Federal de Minas Gerais</text:span></text:p>
      <text:p text:style-name="P2">DCC204 - Programação e Desenvolvimento de Software II</text:p>
      <text:p text:style-name="P2">Projeto Final - Entrega Parcial (24/05/22)</text:p>
      <text:p text:style-name="P2">Turma TN, Grupo 2</text:p>
      <text:p text:style-name="P2"/>
      <text:p text:style-name="P1"><draw:rect text:anchor-type="as-char" style:rel-width="100%" draw:z-index="0" draw:name="Shape2" draw:style-name="gr1" draw:text-style-name="P69" svg:width="0.0012in" svg:height="0.0213in"><text:p/></draw:rect></text:p>
      <text:p text:style-name="P2"/>
      <text:p text:style-name="P25"><text:bookmark text:name="_gycdgy34bfo0"/>Tema</text:p>
      <text:p text:style-name="P5"/>
      <text:p text:style-name="Standard">Desenvolvimento de um protótipo de jogo no estilo RPG / puzzle.</text:p>
      <text:p text:style-name="P5"/>
      <text:p text:style-name="P5"/>
      <text:p text:style-name="P25"><text:bookmark text:name="_hc8ssqtyzyna"/>Objetivos do Projeto</text:p>
      <text:p text:style-name="P3"/>
      <text:p text:style-name="Standard">Aplicar os conhecimentos de programação orientada a objetos para a criação de uma base de código com as funcionalidades e mecânicas de um jogo 2d top view, que serão demonstradas em uma demo jogável.</text:p>
      <text:p text:style-name="P6"/>
      <text:p text:style-name="P6"/>
      <text:p text:style-name="Title"><text:bookmark text:name="_7221xcib0pr4"/>Delimitação do Problema e Auxiliares</text:p>
      <text:p text:style-name="P4"/>
      <text:p text:style-name="Standard">Para a execução da ideia, partir de elementos mais básicos seria de maior dificuldade e fugiria do escopo da disciplina. Dessa maneira, será utilizada a biblioteca multimídia SFML para a aplicação de elementos essenciais como áudio, janelas e gráficos. Com isso conseguiremos nos delimitar a apenas implementar TADs relativos às funcionalidades especiais do projeto, desde mais básicos como movimentação de personagem, cenários e contagem de status até mecânicas únicas e especiais.</text:p>
      <text:p text:style-name="Standard"/>
      <text:p text:style-name="Standard">Por especificação do trabalho, também será utilizado o Doxygen para ajudar na documentação do projeto, além do framework Doctest para implementação de testes de unidade.</text:p>
      <text:p text:style-name="Standard"/>
      <text:p text:style-name="Title"><text:bookmark text:name="_hs6n3t1i69jo"/>Concepção Inicial e Características Específicas</text:p>
      <text:p text:style-name="Standard"/>
      <text:p text:style-name="Standard">O desenvolvimento das funcionalidades e mecânicas partem de diferentes ideias, dentre elas a possibilidade da criação de uma base de código para jogos no estilo RPG / puzzle que contem com uma mecânica específica - retroceder acontecimentos.</text:p>
      <text:p text:style-name="Standard"/>
      <text:p text:style-name="Standard">Essa característica é diferente e desafiadora, pois adiciona um fator de que coisas podem ser desfeitas ou refeitas ampliando as possibilidades de criação de níveis. Além disso, do ponto de vista técnico, armazenar as informações na memória de maneira não redundante e concisa pode ser um interessante exercício para a disciplina.</text:p>
      <text:p text:style-name="P12"><text:bookmark text:name="_7oa6esohs5bf"/>User Stories</text:p>
      <text:p text:style-name="P3"/>
      <text:p text:style-name="Subtitle"><text:bookmark text:name="_t6vli8aomnw9"/>Jogador - Movimentar:</text:p>
      <text:list xml:id="list1079807934" text:style-name="WWNum11">
        <text:list-item>
          <text:p text:style-name="P36">Descrição:</text:p>
        </text:list-item>
      </text:list>
      <text:p text:style-name="P14"><text:span text:style-name="T4">“Como </text:span>j<text:span text:style-name="T4">ogador, eu quero poder me movimentar pelo cenário para que consiga chegar a diferentes locais do nível ”</text:span></text:p>
      <text:p text:style-name="P15"/>
      <text:list xml:id="list3930922776" text:style-name="WWNum1">
        <text:list-item>
          <text:p text:style-name="P37">Critérios de Aceitação:</text:p>
        </text:list-item>
      </text:list>
      <text:list xml:id="list2104210238" text:style-name="WWNum10">
        <text:list-item>
          <text:p text:style-name="P56">Deslocar para todas as direções quando possível;</text:p>
        </text:list-item>
        <text:list-item>
          <text:p text:style-name="P56">Colidir com objetos e o limite do cenário;</text:p>
        </text:list-item>
        <text:list-item>
          <text:p text:style-name="P56">Aumentar a velocidade do deslocamento.</text:p>
        </text:list-item>
      </text:list>
      <text:p text:style-name="P3"/>
      <text:p text:style-name="Subtitle"><text:bookmark text:name="_r3w0x69gsn9v"/>Jogador - Interagir:</text:p>
      <text:list xml:id="list224452734381630" text:continue-list="list1079807934" text:style-name="WWNum11">
        <text:list-item>
          <text:p text:style-name="P38">Descrição:</text:p>
        </text:list-item>
      </text:list>
      <text:p text:style-name="P13">“Como jogador, eu quero poder interagir com objetos e personagens não jogáveis para que eu possa utilizar informações e itens obtidos na resolução dos desafios”</text:p>
      <text:p text:style-name="P13"/>
      <text:list xml:id="list224454400394380" text:continue-list="list3930922776" text:style-name="WWNum1">
        <text:list-item>
          <text:p text:style-name="P39">Critérios de Aceitação:</text:p>
        </text:list-item>
      </text:list>
      <text:list xml:id="list224453777537237" text:continue-list="list2104210238" text:style-name="WWNum10">
        <text:list-item>
          <text:p text:style-name="P57">Apresentar uma mensagem de diálogo, em caso de personagem não jogável;</text:p>
        </text:list-item>
        <text:list-item>
          <text:p text:style-name="P57">Apresentar uma mensagem de texto, em caso de item com informação;</text:p>
        </text:list-item>
        <text:list-item>
          <text:p text:style-name="P57">Recolher item e adicionar no inventário, em caso de item obtível;</text:p>
        </text:list-item>
        <text:list-item>
          <text:p text:style-name="P57">Executar ação específica, em caso de objeto com funcionalidade própria.</text:p>
        </text:list-item>
      </text:list>
      <text:p text:style-name="P3"/>
      <text:p text:style-name="Subtitle"><text:bookmark text:name="_mtr8xpbgbhr3"/>Jogador - Voltar no tempo:</text:p>
      <text:list xml:id="list224453401591211" text:continue-list="list224452734381630" text:style-name="WWNum11">
        <text:list-item>
          <text:p text:style-name="P38">Descrição:</text:p>
        </text:list-item>
      </text:list>
      <text:p text:style-name="P13">“Como jogador, eu quero poder retroceder o tempo ainda disponível para que <text:s/>consiga realizar ações e/ou modificar o cenário para atingir os objetivos do jogo”.</text:p>
      <text:p text:style-name="P13"/>
      <text:list xml:id="list224453805756333" text:continue-list="list224454400394380" text:style-name="WWNum1">
        <text:list-item>
          <text:p text:style-name="P39">Critérios de Aceitação:</text:p>
        </text:list-item>
      </text:list>
      <text:list xml:id="list224453281121795" text:continue-list="list224453777537237" text:style-name="WWNum10">
        <text:list-item>
          <text:p text:style-name="P57">Realizar as transições de maneira idêntica a como ocorreram, semelhante a rebobinar uma fita;</text:p>
        </text:list-item>
        <text:list-item>
          <text:p text:style-name="P57">Adicionar ao tempo total o que foi retrocedido; </text:p>
        </text:list-item>
        <text:list-item>
          <text:p text:style-name="P57">Não afetar objetos que demandam ação do jogador (e. g. uma porta destrancada por ele não será trancada novamente voltando ao passado).</text:p>
        </text:list-item>
      </text:list>
      <text:p text:style-name="P3"/>
      <text:p text:style-name="Subtitle"><text:bookmark text:name="_kmjk5lbdo0u9"/>Jogador - Verificar status:</text:p>
      <text:list xml:id="list224453329693128" text:continue-list="list224453401591211" text:style-name="WWNum11">
        <text:list-item>
          <text:p text:style-name="P38">Descrição:</text:p>
        </text:list-item>
      </text:list>
      <text:p text:style-name="P13">“Como jogador, quero ler informações na tela para que eu consiga tomar decisões que afetam o gameplay”</text:p>
      <text:p text:style-name="P13"/>
      <text:list xml:id="list224454021969826" text:continue-list="list224453805756333" text:style-name="WWNum1">
        <text:list-item>
          <text:p text:style-name="P39">Critérios de Aceitação:</text:p>
        </text:list-item>
      </text:list>
      <text:list xml:id="list224453338671018" text:continue-list="list224453281121795" text:style-name="WWNum10">
        <text:list-item>
          <text:p text:style-name="P57">Exibir tempo restante para o “fim do mundo”;</text:p>
        </text:list-item>
        <text:list-item>
          <text:p text:style-name="P57">Exibir quanto tempo é possível retroceder;</text:p>
        </text:list-item>
        <text:list-item>
          <text:p text:style-name="P57">Mostrar itens disponíveis no inventário.</text:p>
        </text:list-item>
      </text:list>
      <text:p text:style-name="P17"/>
      <text:p text:style-name="Subtitle"><text:bookmark text:name="_2f6g9ogpikwi"/><text:soft-page-break/>Jogador - Manipular inventário:</text:p>
      <text:list xml:id="list224453500151552" text:continue-list="list224453329693128" text:style-name="WWNum11">
        <text:list-item>
          <text:p text:style-name="P38">Descrição:</text:p>
        </text:list-item>
      </text:list>
      <text:p text:style-name="P13">“Como Jogador, eu quero poder interagir com meu inventário para poder gerenciar o que tenho disponível”</text:p>
      <text:p text:style-name="P13"/>
      <text:list xml:id="list224452716196843" text:continue-list="list224454021969826" text:style-name="WWNum1">
        <text:list-item>
          <text:p text:style-name="P39">Critérios de Aceitação:</text:p>
        </text:list-item>
      </text:list>
      <text:list xml:id="list224454666930777" text:continue-list="list224453338671018" text:style-name="WWNum10">
        <text:list-item>
          <text:p text:style-name="P57">Exibir informações sobre os itens;</text:p>
        </text:list-item>
        <text:list-item>
          <text:p text:style-name="P57">Utilizar itens;</text:p>
        </text:list-item>
        <text:list-item>
          <text:p text:style-name="P57">Adicionar itens.</text:p>
        </text:list-item>
      </text:list>
      <text:p text:style-name="Standard"/>
      <text:p text:style-name="Subtitle"><text:bookmark text:name="_snq1cmwyxy0l"/>Jogador - Salvar progresso:</text:p>
      <text:list xml:id="list224452838007827" text:continue-list="list224453500151552" text:style-name="WWNum11">
        <text:list-item>
          <text:p text:style-name="P38">Descrição:</text:p>
        </text:list-item>
      </text:list>
      <text:p text:style-name="P13">“Como jogador, eu quero poder salvar o meu progresso para conseguir retomar de onde parei sem precisar reiniciar a aventura”</text:p>
      <text:p text:style-name="P13"/>
      <text:list xml:id="list224453060512799" text:continue-list="list224452716196843" text:style-name="WWNum1">
        <text:list-item>
          <text:p text:style-name="P39">Critérios de Aceitação:</text:p>
        </text:list-item>
      </text:list>
      <text:list xml:id="list224452808451382" text:continue-list="list224454666930777" text:style-name="WWNum10">
        <text:list-item>
          <text:p text:style-name="P57">Salvar em arquivo variáveis e informações do momento atual;</text:p>
        </text:list-item>
        <text:list-item>
          <text:p text:style-name="P57">Carregar informações salvas anteriormente de um arquivo;</text:p>
        </text:list-item>
        <text:list-item>
          <text:p text:style-name="P57">Ter três slots para possibilitar mais de um save simultâneo.</text:p>
        </text:list-item>
      </text:list>
      <text:p text:style-name="P23"/>
      <text:p text:style-name="Subtitle"><text:bookmark text:name="_9to27d9pg9hf"/>Jogador - Configurar jogo:</text:p>
      <text:list xml:id="list224453221016765" text:continue-list="list224452838007827" text:style-name="WWNum11">
        <text:list-item>
          <text:p text:style-name="P38">Descrição:</text:p>
        </text:list-item>
      </text:list>
      <text:p text:style-name="P13">“Como jogador, eu quero conseguir configurar o modo que o jogo usa dos recursos do meu computador, como volume e resolução, para melhorar minha experiência com o programa”</text:p>
      <text:p text:style-name="P13"/>
      <text:list xml:id="list224453307538447" text:continue-list="list224453060512799" text:style-name="WWNum1">
        <text:list-item>
          <text:p text:style-name="P39">Critérios de Aceitação:</text:p>
        </text:list-item>
      </text:list>
      <text:list xml:id="list224453181349904" text:continue-list="list224452808451382" text:style-name="WWNum10">
        <text:list-item>
          <text:p text:style-name="P57">Gerenciar volume do jogo (aumentar, diminuir, mutar);</text:p>
        </text:list-item>
        <text:list-item>
          <text:p text:style-name="P57">Gerenciar métodos de entrada;</text:p>
        </text:list-item>
        <text:list-item>
          <text:p text:style-name="P57">Manipular tamanho da janela principal.</text:p>
        </text:list-item>
      </text:list>
      <text:p text:style-name="P17"/>
      <text:p text:style-name="Subtitle"><text:bookmark text:name="_mnzqxml8ap1"/>Editor - Criar níveis:</text:p>
      <text:list xml:id="list224454249529998" text:continue-list="list224453221016765" text:style-name="WWNum11">
        <text:list-item>
          <text:p text:style-name="P38">Descrição:</text:p>
        </text:list-item>
      </text:list>
      <text:p text:style-name="P13">“Como Editor, quero um método externo ao código principal para que eu consiga criar novos níveis com os elementos disponíveis”</text:p>
      <text:p text:style-name="P13"/>
      <text:list xml:id="list224453135100973" text:continue-list="list224453307538447" text:style-name="WWNum1">
        <text:list-item>
          <text:p text:style-name="P39">Critérios de Aceitação:</text:p>
        </text:list-item>
      </text:list>
      <text:list xml:id="list224453693685751" text:continue-list="list224453181349904" text:style-name="WWNum10">
        <text:list-item>
          <text:p text:style-name="P57">Editar um arquivo .csv informando como o sistema deverá montar o ambiente e seus elementos;</text:p>
        </text:list-item>
        <text:list-item>
          <text:p text:style-name="P57">Designar uso de propriedades para objetos em um arquivo de configuração;</text:p>
        </text:list-item>
        <text:list-item>
          <text:p text:style-name="P57">Linkar arquivos visuais utilizados no nível.</text:p>
        </text:list-item>
      </text:list>
      <text:p text:style-name="P17"/>
      <text:p text:style-name="Title"><text:bookmark text:name="_hslblcegc6a0"/></text:p>
      <text:p text:style-name="Title"><text:bookmark text:name="_x3ywal2rpaw6"/>Cartões CRC</text:p>
      <text:p text:style-name="Standard"/>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Caveat" svg:font-family="Cave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justify" style:justify-single-word="false" fo:keep-together="always" fo:keep-with-next="alway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keep-together="always" fo:keep-with-next="always"/>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fo:font-size="12pt" style:text-underline-style="none"/>
    </style:style>
    <style:style style:name="ListLabel_20_31" style:display-name="ListLabel 31" style:family="text">
      <style:text-properties fo:font-size="12pt"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loext:opacity="100%" fo:font-size="12pt" fo:font-style="italic" style:text-underline-style="solid" style:text-underline-width="auto" style:text-underline-color="font-color" style:font-size-asian="12pt" style:font-style-asian="italic"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083in" fo:margin-bottom="0.5in" fo:margin-left="0.7866in" fo:margin-right="0.7866in"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083in" fo:margin-left="0in" fo:margin-right="0in" fo:margin-top="0.1689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dc:date>2022-05-24T22:44:52.402556992</dc:date>
    <meta:editing-duration>PT32S</meta:editing-duration>
    <meta:editing-cycles>1</meta:editing-cycles>
    <meta:document-statistic meta:table-count="0" meta:image-count="0" meta:object-count="0" meta:page-count="3" meta:paragraph-count="74" meta:word-count="753" meta:character-count="4690" meta:non-whitespace-character-count="4049"/>
  </office:meta>
</office:document-meta>
</file>